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6" calcext:value-type="float">
            <text:p>5016</text:p>
          </table:table-cell>
          <table:table-cell office:value-type="float" office:value="-2186" calcext:value-type="float">
            <text:p>-2186</text:p>
          </table:table-cell>
          <table:table-cell table:formula="of:=SUM([.B4:.C4])"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9" calcext:value-type="float">
            <text:p>36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SUM([.C57:.C65])" office:value-type="float" office:value="380.12" calcext:value-type="float">
            <text:p>380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1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5016.37" calcext:value-type="float">
            <text:p>5016.37</text:p>
          </table:table-cell>
          <table:table-cell table:formula="of:=SUM([.D1:.D83])" office:value-type="float" office:value="5016.37" calcext:value-type="float">
            <text:p>5016.3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102])" office:value-type="float" office:value="-2186.12" calcext:value-type="float">
            <text:p>-218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4];[.D103])" office:value-type="float" office:value="2830.25" calcext:value-type="float">
            <text:p>2830.2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4])" office:value-type="float" office:value="140.6" calcext:value-type="float">
            <text:p>140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4])" office:value-type="float" office:value="60.68" calcext:value-type="float">
            <text:p>60.6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8:.C53])" office:value-type="float" office:value="167.69" calcext:value-type="float">
            <text:p>167.6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3" table:formula="of:=SUM([.C56:.C6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5:.C77])" office:value-type="float" office:value="118.25" calcext:value-type="float">
            <text:p>118.2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487.22" calcext:value-type="float">
            <text:p>487.22</text:p>
          </table:table-cell>
          <table:table-cell table:formula="of:=SUM([.D1:.D79])" office:value-type="float" office:value="487.22" calcext:value-type="float">
            <text:p>487.2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447.5" calcext:value-type="float">
            <text:p>-447.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39.72" calcext:value-type="float">
            <text:p>39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00-00-00</text:date>, <text:time style:data-style-name="N2" text:time-value="22:23:24.495292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2T22:23:57.542038519</dc:date>
    <meta:editing-duration>P1DT9H25M9S</meta:editing-duration>
    <meta:editing-cycles>197</meta:editing-cycles>
    <meta:generator>LibreOffice/6.0.7.3$Linux_X86_64 LibreOffice_project/00m0$Build-3</meta:generator>
    <meta:document-statistic meta:table-count="5" meta:cell-count="703" meta:object-count="0"/>
  </office:meta>
</office:document-meta>
</file>